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Title">
      <style:text-properties officeooo:rsid="001f6f9f" officeooo:paragraph-rsid="001f6f9f"/>
    </style:style>
    <style:style style:name="P2" style:family="paragraph" style:parent-style-name="Text_20_body">
      <style:text-properties fo:font-weight="bold" officeooo:rsid="001f6f9f" officeooo:paragraph-rsid="001f6f9f" style:font-weight-asian="bold" style:font-weight-complex="bold"/>
    </style:style>
    <style:style style:name="P3" style:family="paragraph" style:parent-style-name="Text_20_body">
      <style:text-properties officeooo:rsid="001f6f9f" officeooo:paragraph-rsid="001f6f9f"/>
    </style:style>
    <style:style style:name="P4" style:family="paragraph" style:parent-style-name="Text_20_body">
      <style:text-properties officeooo:rsid="001f6f9f" officeooo:paragraph-rsid="0022b585"/>
    </style:style>
    <style:style style:name="P5" style:family="paragraph" style:parent-style-name="Text_20_body">
      <style:paragraph-properties style:writing-mode="lr-tb"/>
      <style:text-properties officeooo:rsid="0020ff73" officeooo:paragraph-rsid="0020ff73"/>
    </style:style>
    <style:style style:name="P6" style:family="paragraph" style:parent-style-name="Text_20_body">
      <style:text-properties fo:font-weight="normal" officeooo:rsid="0021bb62" officeooo:paragraph-rsid="0021bb62" style:font-weight-asian="normal" style:font-weight-complex="normal"/>
    </style:style>
    <style:style style:name="P7" style:family="paragraph" style:parent-style-name="Text_20_body">
      <style:text-properties fo:font-weight="normal" officeooo:rsid="001f6f9f" officeooo:paragraph-rsid="0021bb62" style:font-weight-asian="normal" style:font-weight-complex="normal"/>
    </style:style>
    <style:style style:name="P8" style:family="paragraph" style:parent-style-name="Text_20_body">
      <style:paragraph-properties style:writing-mode="lr-tb"/>
      <style:text-properties officeooo:rsid="00237caa" officeooo:paragraph-rsid="00237c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bb62" style:font-weight-asian="bold" style:font-weight-complex="bold"/>
    </style:style>
    <style:style style:name="T3" style:family="text">
      <style:text-properties officeooo:rsid="0020ff73"/>
    </style:style>
    <style:style style:name="T4" style:family="text">
      <style:text-properties officeooo:rsid="0021bb62"/>
    </style:style>
    <style:style style:name="T5" style:family="text">
      <style:text-properties officeooo:rsid="0022b585"/>
    </style:style>
    <style:style style:name="T6" style:family="text">
      <style:text-properties officeooo:rsid="00237ca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Backgammon group</text:span> assignment report</text:p>
      <text:p text:style-name="P3">Name: Pedro Kreutz Werle <text:tab/><text:tab/>Student number: 20202456<text:tab/><text:tab/><text:span text:style-name="T5">GithubID: pedrokwerle</text:span></text:p>
      <text:p text:style-name="P4">Name: <text:span text:style-name="T3">Tomas Sarapas</text:span><text:tab/><text:tab/>Student number: <text:span text:style-name="T3">20335941<text:tab/><text:tab/></text:span><text:span text:style-name="T5">GithubID: EU4Tech</text:span></text:p>
      <text:p text:style-name="P5">Group number: <text:span text:style-name="T6">19</text:span></text:p>
      <text:p text:style-name="P8">Workload division 50/50</text:p>
      <text:p text:style-name="P2">Features:</text:p>
      <text:p text:style-name="P6">Display board<text:tab/><text:tab/><text:tab/>- <text:s/><text:span text:style-name="T1">FULLY WORKING</text:span></text:p>
      <text:p text:style-name="P6">Enter names<text:tab/><text:tab/><text:tab/>- <text:s/><text:span text:style-name="T1">FULLY WORKING</text:span></text:p>
      <text:p text:style-name="P6">Roll command<text:tab/><text:tab/>- <text:s/><text:span text:style-name="T1">FULLY WORKING</text:span></text:p>
      <text:p text:style-name="P6">Quit<text:tab/><text:tab/><text:tab/><text:tab/>- <text:s/><text:span text:style-name="T1">FULLY WORKING</text:span></text:p>
      <text:p text:style-name="P7">Roll to start<text:tab/><text:tab/><text:tab/>-<text:span text:style-name="T4"> <text:s/></text:span><text:span text:style-name="T2">FULLY WORKING</text:span></text:p>
      <text:p text:style-name="P7">Current player display<text:tab/>-<text:span text:style-name="T4"> <text:s/></text:span><text:span text:style-name="T2">FULLY WORKING</text:span></text:p>
      <text:p text:style-name="P7">Pip display<text:tab/><text:tab/><text:tab/>-<text:span text:style-name="T4"> <text:s/></text:span><text:span text:style-name="T2">FULLY WORKING</text:span></text:p>
      <text:p text:style-name="P7">All legal moves selection<text:tab/>-<text:span text:style-name="T4"> <text:s/></text:span><text:span text:style-name="T2">FULLY WORKING</text:span></text:p>
      <text:p text:style-name="P7">Pip command<text:tab/><text:tab/><text:tab/>-<text:span text:style-name="T4"> <text:s/></text:span><text:span text:style-name="T2">FULLY WORKING</text:span></text:p>
      <text:p text:style-name="P7">Hint command<text:tab/><text:tab/>-<text:span text:style-name="T4"> <text:s/></text:span><text:span text:style-name="T2">FULLY WORKING</text:span></text:p>
      <text:p text:style-name="P7">Syntax check<text:tab/><text:tab/><text:tab/>-<text:span text:style-name="T4"> <text:s/></text:span><text:span text:style-name="T2">FULLY WORKING</text:span></text:p>
      <text:p text:style-name="P7">Game over<text:tab/><text:tab/><text:tab/>-<text:span text:style-name="T4"> <text:s/></text:span><text:span text:style-name="T2">FULLY WORKING</text:span></text:p>
      <text:p text:style-name="P7">Dice command<text:tab/><text:tab/>-<text:span text:style-name="T4"> <text:s/></text:span><text:span text:style-name="T2">FULLY WORKING</text:span></text:p>
      <text:p text:style-name="P7">Test command<text:tab/><text:tab/><text:tab/>-<text:span text:style-name="T4"> <text:s/></text:span><text:span text:style-name="T2">FULLY WORKING</text:span></text:p>
      <text:p text:style-name="P7">Names &amp; match length<text:tab/>-<text:span text:style-name="T4"> <text:s/></text:span><text:span text:style-name="T2">FULLY WORKING</text:span></text:p>
      <text:p text:style-name="P7">Display match score<text:tab/><text:tab/>-<text:span text:style-name="T4"> <text:s/></text:span><text:span text:style-name="T2">FULLY WORKING</text:span></text:p>
      <text:p text:style-name="P7">Display cube<text:tab/><text:tab/><text:tab/>-<text:span text:style-name="T4"> <text:s/></text:span><text:span text:style-name="T2">FULLY WORKING</text:span></text:p>
      <text:p text:style-name="P7">Double command<text:tab/><text:tab/>-<text:span text:style-name="T4"> <text:s/></text:span><text:span text:style-name="T2">FULLY WORKING</text:span><text:tab/></text:p>
      <text:p text:style-name="P7">Gave over<text:tab/><text:tab/><text:tab/>-<text:span text:style-name="T4"> <text:s/></text:span><text:span text:style-name="T2">FULLY WORKING</text:span></text:p>
      <text:p text:style-name="P7">Match over<text:tab/><text:tab/><text:tab/>-<text:span text:style-name="T4"> <text:s/></text:span><text:span text:style-name="T2">FULLY WORKING</text:span></text:p>
      <text:p text:style-name="P7">New match<text:tab/><text:tab/><text:tab/>-<text:span text:style-name="T4"> <text:s/></text:span><text:span text:style-name="T2">FULLY WORKING</text:span></text:p>
      <text:p text:style-name="P7">Hint comman<text:span text:style-name="T4">d<text:tab/><text:tab/>- <text:s/></text:span><text:span text:style-name="T2">FULLY WORKI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.5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0835in" fo:margin-bottom="0.0835in" style:contextual-spacing="false" fo:text-align="start" style:justify-single-word="false" fo:keep-with-next="always"/>
      <style:text-properties fo:font-size="16pt" fo:font-weight="bold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style-name="Bold" style:font-family-generic="roman" fo:font-size="18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600"/>
    </style:style>
    <style:style style:name="Figure" style:family="paragraph" style:parent-style-name="Caption" style:class="extra"/>
    <style:style style:name="Table_20_Contents" style:display-name="Table Contents" style:family="paragraph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098in" fo:margin-bottom="0.5098in" fo:margin-left="0.5098in" fo:margin-right="0.5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0:44:21.268052844</meta:creation-date>
    <meta:editing-duration>PT21M58S</meta:editing-duration>
    <meta:editing-cycles>6</meta:editing-cycles>
    <meta:generator>LibreOffice/7.6.2.1$Linux_X86_64 LibreOffice_project/56f7684011345957bbf33a7ee678afaf4d2ba333</meta:generator>
    <dc:title>Times New Roman</dc:title>
    <dc:date>2023-12-11T00:04:30.872355498</dc:date>
    <meta:document-statistic meta:table-count="0" meta:image-count="0" meta:object-count="0" meta:page-count="1" meta:paragraph-count="28" meta:word-count="144" meta:character-count="912" meta:non-whitespace-character-count="735"/>
    <meta:template xlink:type="simple" xlink:actuate="onRequest" xlink:title="Times New Roman" xlink:href="../20202456_report.ott" meta:date="2023-10-15T20:44:20.664677910"/>
  </office:meta>
</office:document-meta>
</file>